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1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FAHEEM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85400" calcext:value-type="float" table:number-columns-spanned="1" table:number-rows-spanned="2">
            <text:p>185400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24" table:formula="of:=([.M10]-[.H9])" office:value-type="float" office:value="185400" calcext:value-type="float" table:number-columns-spanned="1" table:number-rows-spanned="2">
            <text:p>18540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22" calcext:value-type="float">
            <text:p>22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3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9]*[.S9])" office:value-type="float" office:value="21998" calcext:value-type="float">
            <text:p>21998</text:p>
          </table:table-cell>
        </table:table-row>
        <table:table-row table:style-name="ro1">
          <table:table-cell table:number-columns-repeated="12"/>
          <table:table-cell table:style-name="ce24" table:formula="of:=SUM([.U$1:.U$1048576])" office:value-type="float" office:value="185400" calcext:value-type="float" table:number-columns-spanned="2" table:number-rows-spanned="2">
            <text:p>18540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2" calcext:value-type="float">
            <text:p>2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21998" calcext:value-type="float">
            <text:p>21998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6]*[.C16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5990" calcext:value-type="float">
            <text:p>25990</text:p>
          </table:table-cell>
          <table:table-cell table:formula="of:=([.T16]*[.S16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19]*[.C19])" office:value-type="float" office:value="2300" calcext:value-type="float">
            <text:p>23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0]*[.C20])" office:value-type="float" office:value="8490" calcext:value-type="float">
            <text:p>8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1]*[.C21])" office:value-type="float" office:value="9490" calcext:value-type="float">
            <text:p>9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22]*[.C22])" office:value-type="float" office:value="25990" calcext:value-type="float">
            <text:p>259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3]*[.C23])" office:value-type="float" office:value="14999" calcext:value-type="float">
            <text:p>14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4]*[.C24])" office:value-type="float" office:value="8999" calcext:value-type="float">
            <text:p>8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6]*[.C26])" office:value-type="float" office:value="17999" calcext:value-type="float">
            <text:p>17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750" calcext:value-type="float">
            <text:p>1750</text:p>
          </table:table-cell>
          <table:table-cell table:formula="of:=([.T26]*[.S26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490" calcext:value-type="float">
            <text:p>16490</text:p>
          </table:table-cell>
          <table:table-cell table:formula="of:=([.T27]*[.S27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32]*[.C32])" office:value-type="float" office:value="3500" calcext:value-type="float">
            <text:p>350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3]*[.C33])" office:value-type="float" office:value="16490" calcext:value-type="float">
            <text:p>16490</text:p>
          </table:table-cell>
          <table:table-cell table:number-columns-repeated="16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43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38" office:value-type="string" calcext:value-type="string" table:number-columns-spanned="3" table:number-rows-spanned="2">
            <text:p>ADVANCE INFO COMMUNICATION</text:p>
          </table:table-cell>
          <table:covered-table-cell table:style-name="ce38"/>
          <table:covered-table-cell table:style-name="ce41"/>
          <table:table-cell table:style-name="ce42"/>
          <table:table-cell table:style-name="ce50"/>
          <table:table-cell table:style-name="ce41" table:number-columns-repeated="3"/>
          <table:table-cell table:style-name="ce50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39" office:value-type="string" calcext:value-type="string" table:number-columns-spanned="2" table:number-rows-spanned="2">
            <text:p>QSF004</text:p>
          </table:table-cell>
          <table:covered-table-cell table:style-name="ce39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4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40" office:value-type="string" calcext:value-type="string" table:number-columns-spanned="3" table:number-rows-spanned="2">
            <text:p>SELLS</text:p>
          </table:table-cell>
          <table:covered-table-cell table:style-name="ce40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1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1"/>
          <table:table-cell table:number-columns-repeated="1014"/>
        </table:table-row>
        <table:table-row table:style-name="ro1">
          <table:covered-table-cell table:number-columns-repeated="4" table:style-name="ce10"/>
          <table:covered-table-cell table:style-name="ce46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7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 table:number-columns-repeated="3"/>
          <table:table-cell table:style-name="ce48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9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1T18:28:06.891352667</dc:date>
    <meta:editing-duration>PT2M25S</meta:editing-duration>
    <meta:editing-cycles>2</meta:editing-cycles>
    <meta:generator>LibreOffice/7.0.5.2$Linux_X86_64 LibreOffice_project/00$Build-2</meta:generator>
    <meta:document-statistic meta:table-count="2" meta:cell-count="269" meta:object-count="0"/>
  </office:meta>
</office:document-meta>
</file>